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407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252cm" svg:y="1.357cm" svg:viewBox="0 0 1306 1255" draw:points="1306,1255 0,1255 0,0 1306,0">
          <text:p/>
        </draw:polygon>
        <draw:frame draw:style-name="gr2" draw:layer="layout" svg:width="0.65cm" svg:height="0.689cm" svg:x="0.4cm" svg:y="1.71cm">
          <draw:text-box>
            <text:p text:style-name="P1"><text:span text:style-name="T1">1 </text:span></text:p>
          </draw:text-box>
        </draw:frame>
        <draw:polygon draw:style-name="gr3" draw:layer="layout" svg:width="1.087cm" svg:height="0.247cm" svg:x="1.387cm" svg:y="1.861cm" svg:viewBox="0 0 1088 248" draw:points="1088,0 1088,248 0,248 0,0">
          <text:p/>
        </draw:polygon>
        <draw:polygon draw:style-name="gr1" draw:layer="layout" svg:width="1.087cm" svg:height="0.247cm" svg:x="1.387cm" svg:y="1.861cm" svg:viewBox="0 0 1088 248" draw:points="1088,0 1088,248 0,248 0,0">
          <text:p/>
        </draw:polygon>
        <draw:polygon draw:style-name="gr4" draw:layer="layout" svg:width="0.459cm" svg:height="0.148cm" svg:x="1.471cm" svg:y="1.911cm" svg:viewBox="0 0 460 149" draw:points="0,74 460,0 460,149">
          <text:p/>
        </draw:polygon>
        <draw:polygon draw:style-name="gr5" draw:layer="layout" svg:width="0.459cm" svg:height="0.148cm" svg:x="1.471cm" svg:y="1.911cm" svg:viewBox="0 0 460 149" draw:points="0,74 460,0 460,149">
          <text:p/>
        </draw:polygon>
        <draw:frame draw:style-name="gr2" draw:layer="layout" svg:width="1.1cm" svg:height="0.689cm" svg:x="2.8cm" svg:y="1.7cm">
          <draw:text-box>
            <text:p text:style-name="P2"><text:span text:style-name="T1">5 </text:span></text:p>
          </draw:text-box>
        </draw:frame>
        <draw:frame draw:style-name="gr2" draw:layer="layout" svg:width="0.65cm" svg:height="0.689cm" svg:x="0.675cm" svg:y="1.005cm">
          <draw:text-box>
            <text:p text:style-name="P1"><text:span text:style-name="T1">2 </text:span></text:p>
          </draw:text-box>
        </draw:frame>
        <draw:polygon draw:style-name="gr4" draw:layer="layout" svg:width="0.648cm" svg:height="0.384cm" svg:x="1.5cm" svg:y="1.164cm" svg:viewBox="0 0 649 385" draw:points="0,385 649,385 649,0 0,0">
          <text:p/>
        </draw:polygon>
        <draw:frame draw:style-name="gr2" draw:layer="layout" svg:width="0.65cm" svg:height="0.689cm" svg:x="1.5cm" svg:y="1.012cm">
          <draw:text-box>
            <text:p text:style-name="P1"><text:span text:style-name="T1">3 </text:span></text:p>
          </draw:text-box>
        </draw:frame>
        <draw:frame draw:style-name="gr2" draw:layer="layout" svg:width="0.65cm" svg:height="0.689cm" svg:x="2.45cm" svg:y="1cm">
          <draw:text-box>
            <text:p text:style-name="P1"><text:span text:style-name="T1">4 </text:span></text:p>
          </draw:text-box>
        </draw:frame>
        <draw:frame draw:style-name="gr2" draw:layer="layout" svg:width="0.65cm" svg:height="0.689cm" svg:x="0.675cm" svg:y="2.36cm">
          <draw:text-box>
            <text:p text:style-name="P1"><text:span text:style-name="T1">8 </text:span></text:p>
          </draw:text-box>
        </draw:frame>
        <draw:polygon draw:style-name="gr4" draw:layer="layout" svg:width="0.648cm" svg:height="0.384cm" svg:x="1.55cm" svg:y="2.497cm" svg:viewBox="0 0 649 385" draw:points="0,385 649,385 649,0 0,0">
          <text:p/>
        </draw:polygon>
        <draw:frame draw:style-name="gr2" draw:layer="layout" svg:width="0.65cm" svg:height="0.689cm" svg:x="1.55cm" svg:y="2.345cm">
          <draw:text-box>
            <text:p text:style-name="P1"><text:span text:style-name="T1">7 </text:span></text:p>
          </draw:text-box>
        </draw:frame>
        <draw:frame draw:style-name="gr2" draw:layer="layout" svg:width="0.65cm" svg:height="0.689cm" svg:x="2.45cm" svg:y="2.345cm">
          <draw:text-box>
            <text:p text:style-name="P1"><text:span text:style-name="T1">6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40:46.562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07:40:54.765000000</dc:date>
    <meta:document-statistic meta:object-count="15"/>
    <meta:template xlink:type="simple" xlink:actuate="onRequest" xlink:title="1" xlink:href="file:///C:/Documents%20and%20Settings/User/Application%20Data/LibreOffice/4/user/template/1.otg" meta:date="2015-09-29T07:40:46.500000000"/>
  </office:meta>
</office:document-meta>
</file>